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" svg:font-family="Courier" style:font-family-generic="modern" style:font-pitch="fixed"/>
    <style:font-face style:name="Tinos1" svg:font-family="Tinos" style:font-pitch="variable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dcc43" officeooo:paragraph-rsid="00b0ed9d"/>
    </style:style>
    <style:style style:name="P2" style:family="paragraph" style:parent-style-name="Standard">
      <style:text-properties officeooo:rsid="001dcc43" officeooo:paragraph-rsid="010b8cd7"/>
    </style:style>
    <style:style style:name="P3" style:family="paragraph" style:parent-style-name="Standard">
      <style:text-properties officeooo:rsid="001dcc43" officeooo:paragraph-rsid="010f86af"/>
    </style:style>
    <style:style style:name="P4" style:family="paragraph" style:parent-style-name="Standard">
      <style:text-properties officeooo:rsid="001dcc43" officeooo:paragraph-rsid="0110d878"/>
    </style:style>
    <style:style style:name="P5" style:family="paragraph" style:parent-style-name="Standard">
      <style:text-properties officeooo:rsid="001dcc43" officeooo:paragraph-rsid="01322b59"/>
    </style:style>
    <style:style style:name="P6" style:family="paragraph" style:parent-style-name="Standard">
      <style:text-properties officeooo:rsid="00251d0e" officeooo:paragraph-rsid="0127177f"/>
    </style:style>
    <style:style style:name="P7" style:family="paragraph" style:parent-style-name="Standard">
      <style:text-properties officeooo:rsid="00339ca0" officeooo:paragraph-rsid="0127177f"/>
    </style:style>
    <style:style style:name="P8" style:family="paragraph" style:parent-style-name="Standard">
      <style:text-properties officeooo:rsid="0033aba6" officeooo:paragraph-rsid="00b0ed9d"/>
    </style:style>
    <style:style style:name="P9" style:family="paragraph" style:parent-style-name="Standard">
      <style:text-properties officeooo:rsid="0033aba6" officeooo:paragraph-rsid="011c85ea"/>
    </style:style>
    <style:style style:name="P10" style:family="paragraph" style:parent-style-name="Standard">
      <style:text-properties officeooo:rsid="0033aba6" officeooo:paragraph-rsid="011db24e"/>
    </style:style>
    <style:style style:name="P11" style:family="paragraph" style:parent-style-name="Standard">
      <style:text-properties officeooo:rsid="003eed3e" officeooo:paragraph-rsid="0127177f"/>
    </style:style>
    <style:style style:name="P12" style:family="paragraph" style:parent-style-name="Standard">
      <style:text-properties officeooo:rsid="0042cae4" officeooo:paragraph-rsid="0127177f"/>
    </style:style>
    <style:style style:name="P13" style:family="paragraph" style:parent-style-name="Standard">
      <style:text-properties officeooo:rsid="0047eae1" officeooo:paragraph-rsid="00b0ed9d"/>
    </style:style>
    <style:style style:name="P14" style:family="paragraph" style:parent-style-name="Standard">
      <style:text-properties officeooo:rsid="009a0523" officeooo:paragraph-rsid="0127177f"/>
    </style:style>
    <style:style style:name="P15" style:family="paragraph" style:parent-style-name="Standard">
      <style:text-properties officeooo:rsid="00c9df37" officeooo:paragraph-rsid="0127177f"/>
    </style:style>
    <style:style style:name="P16" style:family="paragraph" style:parent-style-name="Standard">
      <style:text-properties officeooo:rsid="00e5fb4a" officeooo:paragraph-rsid="00e8e23c"/>
    </style:style>
    <style:style style:name="P17" style:family="paragraph" style:parent-style-name="Standard">
      <style:text-properties officeooo:rsid="0096dbc9" officeooo:paragraph-rsid="0127177f"/>
    </style:style>
    <style:style style:name="P18" style:family="paragraph" style:parent-style-name="Standard">
      <style:text-properties style:text-underline-style="solid" style:text-underline-width="auto" style:text-underline-color="font-color" fo:font-weight="bold" officeooo:rsid="001c2fb4" officeooo:paragraph-rsid="00b0ed9d" style:font-weight-asian="bold" style:font-weight-complex="bold"/>
    </style:style>
    <style:style style:name="P19" style:family="paragraph" style:parent-style-name="Standard">
      <style:text-properties style:text-underline-style="none" fo:font-weight="bold" officeooo:rsid="001c2fb4" officeooo:paragraph-rsid="00b0ed9d" style:font-weight-asian="bold" style:font-weight-complex="bold"/>
    </style:style>
    <style:style style:name="P20" style:family="paragraph" style:parent-style-name="Standard">
      <style:text-properties style:text-underline-style="none" fo:font-weight="normal" officeooo:rsid="001c2fb4" officeooo:paragraph-rsid="00f28b89" style:font-weight-asian="normal" style:font-weight-complex="normal"/>
    </style:style>
    <style:style style:name="P21" style:family="paragraph" style:parent-style-name="Standard">
      <style:text-properties style:text-underline-style="none" fo:font-weight="normal" officeooo:rsid="001c2fb4" officeooo:paragraph-rsid="00f37621" style:font-weight-asian="normal" style:font-weight-complex="normal"/>
    </style:style>
    <style:style style:name="P22" style:family="paragraph" style:parent-style-name="Standard">
      <style:text-properties officeooo:rsid="007d7782" officeooo:paragraph-rsid="01322b59"/>
    </style:style>
    <style:style style:name="P23" style:family="paragraph" style:parent-style-name="Standard">
      <style:paragraph-properties fo:margin-left="0.1252in" fo:margin-right="0.0835in" fo:text-indent="0in" style:auto-text-indent="false"/>
      <style:text-properties officeooo:rsid="00497e4e" officeooo:paragraph-rsid="00b0ed9d"/>
    </style:style>
    <style:style style:name="P24" style:family="paragraph" style:parent-style-name="Standard">
      <style:paragraph-properties fo:margin-left="0.1252in" fo:margin-right="0.0835in" fo:text-indent="0in" style:auto-text-indent="false"/>
      <style:text-properties officeooo:rsid="001dcc43" officeooo:paragraph-rsid="00b0ed9d"/>
    </style:style>
    <style:style style:name="P25" style:family="paragraph" style:parent-style-name="Standard">
      <style:paragraph-properties fo:margin-left="0.1252in" fo:margin-right="0.0835in" fo:text-indent="0in" style:auto-text-indent="false"/>
      <style:text-properties officeooo:rsid="001dcc43" officeooo:paragraph-rsid="00c3875e"/>
    </style:style>
    <style:style style:name="P26" style:family="paragraph" style:parent-style-name="Standard">
      <style:paragraph-properties fo:margin-left="0.1252in" fo:margin-right="0.0835in" fo:text-indent="0in" style:auto-text-indent="false"/>
      <style:text-properties officeooo:rsid="00213e3d" officeooo:paragraph-rsid="00b0ed9d"/>
    </style:style>
    <style:style style:name="P27" style:family="paragraph" style:parent-style-name="Standard">
      <style:paragraph-properties fo:margin-left="0.1252in" fo:margin-right="0.0835in" fo:text-indent="0in" style:auto-text-indent="false"/>
      <style:text-properties officeooo:rsid="002368c1" officeooo:paragraph-rsid="00b0ed9d"/>
    </style:style>
    <style:style style:name="P28" style:family="paragraph" style:parent-style-name="Standard">
      <style:paragraph-properties fo:margin-left="0.1252in" fo:margin-right="0.0835in" fo:text-indent="0in" style:auto-text-indent="false"/>
      <style:text-properties officeooo:rsid="008dc702" officeooo:paragraph-rsid="00b0ed9d"/>
    </style:style>
    <style:style style:name="P29" style:family="paragraph" style:parent-style-name="Standard">
      <style:paragraph-properties fo:margin-left="0.1252in" fo:margin-right="0.0835in" fo:text-indent="0in" style:auto-text-indent="false"/>
      <style:text-properties officeooo:rsid="00250d34" officeooo:paragraph-rsid="00b0ed9d"/>
    </style:style>
    <style:style style:name="P30" style:family="paragraph" style:parent-style-name="Standard">
      <style:paragraph-properties fo:margin-left="0.1252in" fo:margin-right="0.0835in" fo:text-indent="0in" style:auto-text-indent="false"/>
      <style:text-properties style:font-name="Tinos1" style:text-underline-style="none" fo:font-weight="normal" officeooo:rsid="0049a078" officeooo:paragraph-rsid="0127177f" style:font-weight-asian="normal" style:font-weight-complex="normal"/>
    </style:style>
    <style:style style:name="P31" style:family="paragraph" style:parent-style-name="Standard">
      <style:paragraph-properties fo:margin-left="0.1252in" fo:margin-right="0.0835in" fo:text-indent="0in" style:auto-text-indent="false"/>
      <style:text-properties officeooo:rsid="00527562" officeooo:paragraph-rsid="012847b7"/>
    </style:style>
    <style:style style:name="P32" style:family="paragraph" style:parent-style-name="Standard">
      <style:paragraph-properties fo:margin-left="0.1252in" fo:margin-right="0.0835in" fo:text-indent="0in" style:auto-text-indent="false"/>
      <style:text-properties officeooo:rsid="004fc8aa" officeooo:paragraph-rsid="012ad429"/>
    </style:style>
    <style:style style:name="P33" style:family="paragraph" style:parent-style-name="Standard">
      <style:paragraph-properties fo:margin-left="0.1252in" fo:margin-right="0.0835in" fo:text-indent="0in" style:auto-text-indent="false"/>
      <style:text-properties officeooo:rsid="001c2fb4" officeooo:paragraph-rsid="00b0ed9d"/>
    </style:style>
    <style:style style:name="P34" style:family="paragraph" style:parent-style-name="Standard">
      <style:paragraph-properties fo:margin-left="0.1252in" fo:margin-right="0.0835in" fo:text-indent="0in" style:auto-text-indent="false"/>
      <style:text-properties officeooo:rsid="001c2fb4" officeooo:paragraph-rsid="012ad429"/>
    </style:style>
    <style:style style:name="P35" style:family="paragraph" style:parent-style-name="Standard">
      <style:paragraph-properties fo:margin-left="0.1252in" fo:margin-right="0.0835in" fo:text-indent="0in" style:auto-text-indent="false"/>
      <style:text-properties style:text-underline-style="none" fo:font-weight="bold" officeooo:rsid="00497e4e" officeooo:paragraph-rsid="012e49a2" style:font-weight-asian="bold" style:font-weight-complex="bold"/>
    </style:style>
    <style:style style:name="P36" style:family="paragraph" style:parent-style-name="Standard">
      <style:paragraph-properties fo:margin-left="0.1252in" fo:margin-right="0.0835in" fo:text-indent="0in" style:auto-text-indent="false"/>
      <style:text-properties officeooo:rsid="00200ec8" officeooo:paragraph-rsid="0134b18f"/>
    </style:style>
    <style:style style:name="P37" style:family="paragraph" style:parent-style-name="Standard">
      <style:paragraph-properties fo:margin-left="0.1252in" fo:margin-right="0.0835in" fo:text-indent="0in" style:auto-text-indent="false"/>
      <style:text-properties style:font-name="Courier" style:text-underline-style="none" fo:font-weight="normal" officeooo:rsid="0049a078" officeooo:paragraph-rsid="0136cf3b" style:font-weight-asian="normal" style:font-weight-complex="normal"/>
    </style:style>
    <style:style style:name="P38" style:family="paragraph" style:parent-style-name="Standard" style:master-page-name="">
      <style:paragraph-properties style:page-number="auto" fo:background-color="transparent">
        <style:background-image/>
      </style:paragraph-properties>
      <style:text-properties officeooo:rsid="00e06fe7" officeooo:paragraph-rsid="00e9e4e6"/>
    </style:style>
    <style:style style:name="P39" style:family="paragraph" style:parent-style-name="Standard" style:master-page-name="">
      <style:paragraph-properties style:page-number="auto" fo:background-color="#cccccc">
        <style:background-image/>
      </style:paragraph-properties>
      <style:text-properties fo:font-size="14pt" style:text-underline-style="none" fo:font-weight="bold" officeooo:rsid="001c2fb4" officeooo:paragraph-rsid="00b0ed9d" style:font-size-asian="14pt" style:font-weight-asian="bold" style:font-size-complex="14pt" style:font-weight-complex="bold"/>
    </style:style>
    <style:style style:name="P40" style:family="paragraph" style:parent-style-name="Standard">
      <style:paragraph-properties fo:background-color="#cccccc">
        <style:background-image/>
      </style:paragraph-properties>
      <style:text-properties fo:font-size="14pt" fo:font-weight="bold" officeooo:rsid="00ceedcf" officeooo:paragraph-rsid="00ceedcf" style:font-size-asian="14pt" style:font-weight-asian="bold" style:font-size-complex="14pt" style:font-weight-complex="bold"/>
    </style:style>
    <style:style style:name="P41" style:family="paragraph" style:parent-style-name="Standard">
      <style:paragraph-properties fo:background-color="#cccccc">
        <style:background-image/>
      </style:paragraph-properties>
      <style:text-properties fo:font-size="14pt" fo:font-weight="bold" officeooo:rsid="00d0aba5" officeooo:paragraph-rsid="00d0aba5" style:font-size-asian="14pt" style:font-weight-asian="bold" style:font-size-complex="14pt" style:font-weight-complex="bold"/>
    </style:style>
    <style:style style:name="P42" style:family="paragraph" style:parent-style-name="Standard">
      <style:paragraph-properties fo:background-color="#cccccc">
        <style:background-image/>
      </style:paragraph-properties>
      <style:text-properties fo:font-size="14pt" fo:font-weight="bold" officeooo:rsid="00c9df37" officeooo:paragraph-rsid="0127177f" style:font-size-asian="14pt" style:font-weight-asian="bold" style:font-size-complex="14pt" style:font-weight-complex="bold"/>
    </style:style>
    <style:style style:name="P43" style:family="paragraph" style:parent-style-name="Standard">
      <style:paragraph-properties fo:background-color="#cccccc">
        <style:background-image/>
      </style:paragraph-properties>
      <style:text-properties fo:font-size="14pt" style:text-underline-style="none" fo:font-weight="bold" officeooo:rsid="001c2fb4" officeooo:paragraph-rsid="00b0ed9d" style:font-size-asian="14pt" style:font-weight-asian="bold" style:font-size-complex="14pt" style:font-weight-complex="bold"/>
    </style:style>
    <style:style style:name="P44" style:family="paragraph" style:parent-style-name="Standard">
      <style:paragraph-properties fo:background-color="#cccccc">
        <style:background-image/>
      </style:paragraph-properties>
      <style:text-properties fo:font-size="14pt" style:text-underline-style="none" fo:font-weight="bold" officeooo:rsid="00200ec8" officeooo:paragraph-rsid="00b0ed9d" style:font-size-asian="14pt" style:font-weight-asian="bold" style:font-size-complex="14pt" style:font-weight-complex="bold"/>
    </style:style>
    <style:style style:name="P45" style:family="paragraph" style:parent-style-name="Standard">
      <style:paragraph-properties fo:background-color="#cccccc">
        <style:background-image/>
      </style:paragraph-properties>
      <style:text-properties officeooo:rsid="0047eae1" officeooo:paragraph-rsid="00b0ed9d"/>
    </style:style>
    <style:style style:name="P46" style:family="paragraph" style:parent-style-name="Standard">
      <style:paragraph-properties fo:background-color="#cccccc">
        <style:background-image/>
      </style:paragraph-properties>
      <style:text-properties fo:font-size="15pt" fo:font-weight="bold" officeooo:rsid="0047eae1" officeooo:paragraph-rsid="00b0ed9d" style:font-size-asian="15pt" style:font-weight-asian="bold" style:font-size-complex="15pt" style:font-weight-complex="bold"/>
    </style:style>
    <style:style style:name="P47" style:family="paragraph" style:parent-style-name="Standard">
      <style:paragraph-properties fo:background-color="#cccccc">
        <style:background-image/>
      </style:paragraph-properties>
      <style:text-properties officeooo:rsid="001dcc43" officeooo:paragraph-rsid="00ceedcf"/>
    </style:style>
    <style:style style:name="P48" style:family="paragraph" style:parent-style-name="Standard">
      <style:paragraph-properties fo:background-color="#cccccc">
        <style:background-image/>
      </style:paragraph-properties>
      <style:text-properties fo:font-weight="normal" officeooo:rsid="001dcc43" officeooo:paragraph-rsid="00d0aba5" style:font-weight-asian="normal" style:font-weight-complex="normal"/>
    </style:style>
    <style:style style:name="P49" style:family="paragraph" style:parent-style-name="Standard" style:master-page-name="">
      <style:paragraph-properties fo:margin-left="0in" fo:margin-right="0in" fo:text-indent="0in" style:auto-text-indent="false" style:page-number="auto">
        <style:tab-stops>
          <style:tab-stop style:position="-0.6457in"/>
          <style:tab-stop style:position="-0.6146in"/>
          <style:tab-stop style:position="-0.4374in"/>
        </style:tab-stops>
      </style:paragraph-properties>
      <style:text-properties officeooo:rsid="001dcc43" officeooo:paragraph-rsid="00c6a8e6"/>
    </style:style>
    <style:style style:name="P50" style:family="paragraph" style:parent-style-name="Standard">
      <style:paragraph-properties fo:margin-left="0in" fo:margin-right="0in" fo:text-indent="0in" style:auto-text-indent="false">
        <style:tab-stops>
          <style:tab-stop style:position="-0.6457in"/>
          <style:tab-stop style:position="-0.6146in"/>
          <style:tab-stop style:position="-0.4374in"/>
        </style:tab-stops>
      </style:paragraph-properties>
      <style:text-properties officeooo:rsid="007d7782" officeooo:paragraph-rsid="00c6a8e6"/>
    </style:style>
    <style:style style:name="P51" style:family="paragraph" style:parent-style-name="Standard">
      <style:paragraph-properties fo:background-color="transparent">
        <style:background-image/>
      </style:paragraph-properties>
      <style:text-properties fo:font-size="12pt" officeooo:rsid="00293188" officeooo:paragraph-rsid="0127177f" style:font-size-asian="12pt" style:font-size-complex="12pt"/>
    </style:style>
    <style:style style:name="P52" style:family="paragraph" style:parent-style-name="Standard">
      <style:paragraph-properties fo:background-color="transparent">
        <style:background-image/>
      </style:paragraph-properties>
      <style:text-properties fo:font-size="12pt" officeooo:rsid="00251d0e" officeooo:paragraph-rsid="0127177f" style:font-size-asian="12pt" style:font-size-complex="12pt"/>
    </style:style>
    <style:style style:name="P53" style:family="paragraph" style:parent-style-name="Standard">
      <style:paragraph-properties fo:background-color="transparent">
        <style:background-image/>
      </style:paragraph-properties>
      <style:text-properties officeooo:rsid="00e06fe7" officeooo:paragraph-rsid="00e5fb4a"/>
    </style:style>
    <style:style style:name="P54" style:family="paragraph" style:parent-style-name="Standard">
      <style:paragraph-properties fo:background-color="transparent">
        <style:background-image/>
      </style:paragraph-properties>
      <style:text-properties officeooo:rsid="00e06fe7" officeooo:paragraph-rsid="00e9e4e6"/>
    </style:style>
    <style:style style:name="P55" style:family="paragraph" style:parent-style-name="Standard">
      <style:paragraph-properties fo:background-color="transparent">
        <style:background-image/>
      </style:paragraph-properties>
      <style:text-properties officeooo:rsid="00e06fe7" officeooo:paragraph-rsid="00eb9eef"/>
    </style:style>
    <style:style style:name="P56" style:family="paragraph" style:parent-style-name="Standard">
      <style:paragraph-properties fo:background-color="transparent">
        <style:background-image/>
      </style:paragraph-properties>
      <style:text-properties officeooo:rsid="00e06fe7" officeooo:paragraph-rsid="00ee5c8a"/>
    </style:style>
    <style:style style:name="P57" style:family="paragraph" style:parent-style-name="Standard">
      <style:paragraph-properties fo:background-color="transparent">
        <style:background-image/>
      </style:paragraph-properties>
      <style:text-properties officeooo:rsid="00e38f38" officeooo:paragraph-rsid="00e598ff"/>
    </style:style>
    <style:style style:name="P58" style:family="paragraph" style:parent-style-name="Standard">
      <style:paragraph-properties fo:background-color="transparent">
        <style:background-image/>
      </style:paragraph-properties>
      <style:text-properties style:text-underline-style="none" fo:font-weight="normal" officeooo:rsid="00eb9eef" officeooo:paragraph-rsid="00eb9eef" fo:background-color="transparent" style:font-weight-asian="normal" style:font-weight-complex="normal"/>
    </style:style>
    <style:style style:name="P59" style:family="paragraph" style:parent-style-name="Standard">
      <style:paragraph-properties fo:background-color="transparent">
        <style:background-image/>
      </style:paragraph-properties>
      <style:text-properties style:text-underline-style="none" fo:font-weight="normal" officeooo:rsid="00e06fe7" officeooo:paragraph-rsid="00e5fb4a" fo:background-color="transparent" style:font-weight-asian="normal" style:font-weight-complex="normal"/>
    </style:style>
    <style:style style:name="P60" style:family="paragraph" style:parent-style-name="Standard">
      <style:paragraph-properties fo:background-color="transparent">
        <style:background-image/>
      </style:paragraph-properties>
      <style:text-properties fo:font-weight="normal" officeooo:rsid="01095cf1" officeooo:paragraph-rsid="01095cf1" style:font-weight-asian="normal" style:font-weight-complex="normal"/>
    </style:style>
    <style:style style:name="P61" style:family="paragraph" style:parent-style-name="Standard">
      <style:paragraph-properties fo:background-color="transparent">
        <style:background-image/>
      </style:paragraph-properties>
      <style:text-properties fo:font-weight="normal" officeooo:rsid="01095cf1" officeooo:paragraph-rsid="01095cf1" fo:background-color="transparent" style:font-weight-asian="normal" style:font-weight-complex="normal"/>
    </style:style>
    <style:style style:name="P62" style:family="paragraph" style:parent-style-name="Standard">
      <style:paragraph-properties fo:margin-left="0in" fo:margin-right="0.0835in" fo:text-indent="0in" style:auto-text-indent="false" fo:background-color="#cccccc">
        <style:background-image/>
      </style:paragraph-properties>
      <style:text-properties style:font-name="Tinos1" fo:font-size="14pt" style:text-underline-style="none" fo:font-weight="bold" officeooo:rsid="00d7e0d3" officeooo:paragraph-rsid="00d7e0d3" style:font-size-asian="14pt" style:font-weight-asian="bold" style:font-size-complex="14pt" style:font-weight-complex="bold"/>
    </style:style>
    <style:style style:name="P63" style:family="paragraph" style:parent-style-name="Standard">
      <style:paragraph-properties fo:margin-left="0in" fo:margin-right="0.0835in" fo:text-indent="0in" style:auto-text-indent="false" fo:background-color="#cccccc">
        <style:background-image/>
      </style:paragraph-properties>
      <style:text-properties style:font-name="Tinos1" fo:font-size="14pt" style:text-underline-style="none" fo:font-weight="bold" officeooo:rsid="00d7e0d3" officeooo:paragraph-rsid="01095cf1" style:font-size-asian="14pt" style:font-weight-asian="bold" style:font-size-complex="14pt" style:font-weight-complex="bold"/>
    </style:style>
    <style:style style:name="P64" style:family="paragraph" style:parent-style-name="Standard">
      <style:paragraph-properties fo:margin-left="0in" fo:margin-right="0.0835in" fo:text-indent="0in" style:auto-text-indent="false" fo:background-color="#cccccc">
        <style:background-image/>
      </style:paragraph-properties>
      <style:text-properties style:font-name="Tinos1" style:text-underline-style="none" fo:font-weight="bold" officeooo:rsid="00d7e0d3" officeooo:paragraph-rsid="00d7e0d3" style:font-weight-asian="bold" style:font-weight-complex="bold"/>
    </style:style>
    <style:style style:name="P65" style:family="paragraph" style:parent-style-name="Standard" style:master-page-name="">
      <style:paragraph-properties fo:margin-left="0in" fo:margin-right="0.0835in" fo:text-indent="0in" style:auto-text-indent="false" style:page-number="auto" fo:background-color="#cccccc">
        <style:background-image/>
      </style:paragraph-properties>
      <style:text-properties style:font-name="Tinos1" fo:font-size="14pt" style:text-underline-style="none" fo:font-weight="bold" officeooo:rsid="00d7e0d3" officeooo:paragraph-rsid="01095cf1" style:font-size-asian="14pt" style:font-weight-asian="bold" style:font-size-complex="14pt" style:font-weight-complex="bold"/>
    </style:style>
    <style:style style:name="T1" style:family="text">
      <style:text-properties officeooo:rsid="001ecd18"/>
    </style:style>
    <style:style style:name="T2" style:family="text">
      <style:text-properties officeooo:rsid="0023285a"/>
    </style:style>
    <style:style style:name="T3" style:family="text">
      <style:text-properties officeooo:rsid="00251d0e"/>
    </style:style>
    <style:style style:name="T4" style:family="text">
      <style:text-properties officeooo:rsid="002915f9"/>
    </style:style>
    <style:style style:name="T5" style:family="text">
      <style:text-properties officeooo:rsid="0033aba6"/>
    </style:style>
    <style:style style:name="T6" style:family="text">
      <style:text-properties officeooo:rsid="003bfe9a"/>
    </style:style>
    <style:style style:name="T7" style:family="text">
      <style:text-properties officeooo:rsid="003eed3e"/>
    </style:style>
    <style:style style:name="T8" style:family="text">
      <style:text-properties officeooo:rsid="003f516f"/>
    </style:style>
    <style:style style:name="T9" style:family="text">
      <style:text-properties officeooo:rsid="004118a4"/>
    </style:style>
    <style:style style:name="T10" style:family="text">
      <style:text-properties officeooo:rsid="004790ae"/>
    </style:style>
    <style:style style:name="T11" style:family="text">
      <style:text-properties officeooo:rsid="00527562"/>
    </style:style>
    <style:style style:name="T12" style:family="text">
      <style:text-properties officeooo:rsid="005788f8"/>
    </style:style>
    <style:style style:name="T13" style:family="text">
      <style:text-properties officeooo:rsid="0061c62a"/>
    </style:style>
    <style:style style:name="T14" style:family="text">
      <style:text-properties officeooo:rsid="006478a5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officeooo:rsid="006b6da6" style:font-weight-asian="bold" style:font-weight-complex="bold"/>
    </style:style>
    <style:style style:name="T17" style:family="text">
      <style:text-properties fo:font-weight="bold" officeooo:rsid="006478a5" style:font-weight-asian="bold" style:font-weight-complex="bold"/>
    </style:style>
    <style:style style:name="T18" style:family="text">
      <style:text-properties fo:font-weight="bold" officeooo:rsid="00763e48" style:font-weight-asian="bold" style:font-weight-complex="bold"/>
    </style:style>
    <style:style style:name="T19" style:family="text">
      <style:text-properties fo:font-weight="bold" officeooo:rsid="0078f30c" style:font-weight-asian="bold" style:font-weight-complex="bold"/>
    </style:style>
    <style:style style:name="T20" style:family="text">
      <style:text-properties fo:font-weight="bold" officeooo:rsid="007d7782" style:font-weight-asian="bold" style:font-weight-complex="bold"/>
    </style:style>
    <style:style style:name="T21" style:family="text">
      <style:text-properties fo:font-weight="bold" officeooo:rsid="007f5c64" style:font-weight-asian="bold" style:font-weight-complex="bold"/>
    </style:style>
    <style:style style:name="T22" style:family="text">
      <style:text-properties fo:font-weight="bold" officeooo:rsid="0080719a" style:font-weight-asian="bold" style:font-weight-complex="bold"/>
    </style:style>
    <style:style style:name="T23" style:family="text">
      <style:text-properties fo:font-weight="bold" officeooo:rsid="00847c21" style:font-weight-asian="bold" style:font-weight-complex="bold"/>
    </style:style>
    <style:style style:name="T24" style:family="text">
      <style:text-properties fo:font-weight="bold" officeooo:rsid="005788f8" style:font-weight-asian="bold" style:font-weight-complex="bold"/>
    </style:style>
    <style:style style:name="T25" style:family="text">
      <style:text-properties fo:font-weight="bold" fo:background-color="#eeeeee" style:font-weight-asian="bold" style:font-weight-complex="bold"/>
    </style:style>
    <style:style style:name="T26" style:family="text">
      <style:text-properties fo:font-weight="bold" officeooo:rsid="006b6da6" fo:background-color="#eeeeee" style:font-weight-asian="bold" style:font-weight-complex="bold"/>
    </style:style>
    <style:style style:name="T27" style:family="text">
      <style:text-properties fo:font-weight="bold" officeooo:rsid="00763e48" fo:background-color="#eeeeee" style:font-weight-asian="bold" style:font-weight-complex="bold"/>
    </style:style>
    <style:style style:name="T28" style:family="text">
      <style:text-properties fo:font-weight="bold" officeooo:rsid="007d7782" fo:background-color="#eeeeee" style:font-weight-asian="bold" style:font-weight-complex="bold"/>
    </style:style>
    <style:style style:name="T29" style:family="text">
      <style:text-properties fo:font-weight="bold" officeooo:rsid="0078f30c" fo:background-color="#eeeeee" style:font-weight-asian="bold" style:font-weight-complex="bold"/>
    </style:style>
    <style:style style:name="T30" style:family="text">
      <style:text-properties fo:font-weight="bold" officeooo:rsid="007f5c64" fo:background-color="#eeeeee" style:font-weight-asian="bold" style:font-weight-complex="bold"/>
    </style:style>
    <style:style style:name="T31" style:family="text">
      <style:text-properties fo:font-weight="bold" officeooo:rsid="00847c21" fo:background-color="#eeeeee" style:font-weight-asian="bold" style:font-weight-complex="bold"/>
    </style:style>
    <style:style style:name="T32" style:family="text">
      <style:text-properties fo:font-weight="bold" officeooo:rsid="006478a5" fo:background-color="#eeeeee" style:font-weight-asian="bold" style:font-weight-complex="bold"/>
    </style:style>
    <style:style style:name="T33" style:family="text">
      <style:text-properties fo:font-weight="bold" officeooo:rsid="0080719a" fo:background-color="#eeeeee" style:font-weight-asian="bold" style:font-weight-complex="bold"/>
    </style:style>
    <style:style style:name="T34" style:family="text">
      <style:text-properties fo:font-weight="bold" officeooo:rsid="005788f8" fo:background-color="#eeeeee" style:font-weight-asian="bold" style:font-weight-complex="bold"/>
    </style:style>
    <style:style style:name="T35" style:family="text">
      <style:text-properties fo:font-weight="bold" officeooo:rsid="00e0dc5d" fo:background-color="#eeeeee" style:font-weight-asian="bold" style:font-weight-complex="bold"/>
    </style:style>
    <style:style style:name="T36" style:family="text">
      <style:text-properties fo:font-weight="bold" officeooo:rsid="00e5fb4a" fo:background-color="#eeeeee" style:font-weight-asian="bold" style:font-weight-complex="bold"/>
    </style:style>
    <style:style style:name="T37" style:family="text">
      <style:text-properties fo:font-weight="bold" officeooo:rsid="00e72901" fo:background-color="#eeeeee" style:font-weight-asian="bold" style:font-weight-complex="bold"/>
    </style:style>
    <style:style style:name="T38" style:family="text">
      <style:text-properties fo:font-weight="bold" officeooo:rsid="00e9e4e6" fo:background-color="#eeeeee" style:font-weight-asian="bold" style:font-weight-complex="bold"/>
    </style:style>
    <style:style style:name="T39" style:family="text">
      <style:text-properties fo:font-weight="bold" officeooo:rsid="00ea00a2" fo:background-color="#eeeeee" style:font-weight-asian="bold" style:font-weight-complex="bold"/>
    </style:style>
    <style:style style:name="T40" style:family="text">
      <style:text-properties fo:font-weight="bold" officeooo:rsid="00f28b89" fo:background-color="#eeeeee" style:font-weight-asian="bold" style:font-weight-complex="bold"/>
    </style:style>
    <style:style style:name="T41" style:family="text">
      <style:text-properties fo:font-weight="bold" officeooo:rsid="00f37621" fo:background-color="#eeeeee" style:font-weight-asian="bold" style:font-weight-complex="bold"/>
    </style:style>
    <style:style style:name="T42" style:family="text">
      <style:text-properties fo:font-weight="bold" officeooo:rsid="00895de4" fo:background-color="#eeeeee" style:font-weight-asian="bold" style:font-weight-complex="bold"/>
    </style:style>
    <style:style style:name="T43" style:family="text">
      <style:text-properties fo:font-weight="bold" officeooo:rsid="010b8cd7" fo:background-color="#eeeeee" style:font-weight-asian="bold" style:font-weight-complex="bold"/>
    </style:style>
    <style:style style:name="T44" style:family="text">
      <style:text-properties fo:font-weight="bold" officeooo:rsid="0110d878" fo:background-color="#eeeeee" style:font-weight-asian="bold" style:font-weight-complex="bold"/>
    </style:style>
    <style:style style:name="T45" style:family="text">
      <style:text-properties fo:font-weight="bold" officeooo:rsid="011db24e" fo:background-color="#eeeeee" style:font-weight-asian="bold" style:font-weight-complex="bold"/>
    </style:style>
    <style:style style:name="T46" style:family="text">
      <style:text-properties fo:font-weight="bold" officeooo:rsid="012ad429" fo:background-color="#eeeeee" style:font-weight-asian="bold" style:font-weight-complex="bold"/>
    </style:style>
    <style:style style:name="T47" style:family="text">
      <style:text-properties fo:font-weight="bold" officeooo:rsid="01306470" fo:background-color="#eeeeee" style:font-weight-asian="bold" style:font-weight-complex="bold"/>
    </style:style>
    <style:style style:name="T48" style:family="text">
      <style:text-properties fo:font-weight="bold" fo:background-color="transparent" style:font-weight-asian="bold" style:font-weight-complex="bold"/>
    </style:style>
    <style:style style:name="T49" style:family="text">
      <style:text-properties fo:font-weight="bold" officeooo:rsid="00e0dc5d" fo:background-color="transparent" style:font-weight-asian="bold" style:font-weight-complex="bold"/>
    </style:style>
    <style:style style:name="T50" style:family="text">
      <style:text-properties fo:font-weight="bold" officeooo:rsid="00e9e4e6" fo:background-color="transparent" style:font-weight-asian="bold" style:font-weight-complex="bold"/>
    </style:style>
    <style:style style:name="T51" style:family="text">
      <style:text-properties fo:font-weight="bold" officeooo:rsid="00eb9eef" fo:background-color="transparent" style:font-weight-asian="bold" style:font-weight-complex="bold"/>
    </style:style>
    <style:style style:name="T52" style:family="text">
      <style:text-properties fo:font-weight="bold" officeooo:rsid="006b6da6" fo:background-color="transparent" style:font-weight-asian="bold" style:font-weight-complex="bold"/>
    </style:style>
    <style:style style:name="T53" style:family="text">
      <style:text-properties officeooo:rsid="006b6da6"/>
    </style:style>
    <style:style style:name="T54" style:family="text">
      <style:text-properties style:text-underline-style="none"/>
    </style:style>
    <style:style style:name="T55" style:family="text">
      <style:text-properties style:text-underline-style="none" fo:font-weight="bold" style:font-weight-asian="bold" style:font-weight-complex="bold"/>
    </style:style>
    <style:style style:name="T56" style:family="text">
      <style:text-properties style:text-underline-style="none" fo:font-weight="bold" fo:background-color="#eeeeee" style:font-weight-asian="bold" style:font-weight-complex="bold"/>
    </style:style>
    <style:style style:name="T57" style:family="text">
      <style:text-properties style:text-underline-style="none" fo:font-weight="bold" officeooo:rsid="00e5fb4a" fo:background-color="#eeeeee" style:font-weight-asian="bold" style:font-weight-complex="bold"/>
    </style:style>
    <style:style style:name="T58" style:family="text">
      <style:text-properties style:text-underline-style="none" fo:font-weight="bold" officeooo:rsid="00ea00a2" fo:background-color="#eeeeee" style:font-weight-asian="bold" style:font-weight-complex="bold"/>
    </style:style>
    <style:style style:name="T59" style:family="text">
      <style:text-properties style:text-underline-style="none" fo:font-weight="bold" officeooo:rsid="00eb9eef" fo:background-color="#eeeeee" style:font-weight-asian="bold" style:font-weight-complex="bold"/>
    </style:style>
    <style:style style:name="T60" style:family="text">
      <style:text-properties style:text-underline-style="none" fo:font-weight="bold" fo:background-color="transparent" style:font-weight-asian="bold" style:font-weight-complex="bold"/>
    </style:style>
    <style:style style:name="T61" style:family="text">
      <style:text-properties style:text-underline-style="none" fo:font-weight="normal" style:font-weight-asian="normal" style:font-weight-complex="normal"/>
    </style:style>
    <style:style style:name="T62" style:family="text">
      <style:text-properties style:text-underline-style="none" fo:font-weight="normal" fo:background-color="transparent" style:font-weight-asian="normal" style:font-weight-complex="normal"/>
    </style:style>
    <style:style style:name="T63" style:family="text">
      <style:text-properties style:text-underline-style="none" fo:font-weight="normal" officeooo:rsid="00e9e4e6" fo:background-color="transparent" style:font-weight-asian="normal" style:font-weight-complex="normal"/>
    </style:style>
    <style:style style:name="T64" style:family="text">
      <style:text-properties style:text-underline-style="none" fo:font-weight="normal" officeooo:rsid="00ea00a2" fo:background-color="transparent" style:font-weight-asian="normal" style:font-weight-complex="normal"/>
    </style:style>
    <style:style style:name="T65" style:family="text">
      <style:text-properties style:text-underline-style="none" fo:font-weight="normal" officeooo:rsid="00eb9eef" fo:background-color="transparent" style:font-weight-asian="normal" style:font-weight-complex="normal"/>
    </style:style>
    <style:style style:name="T66" style:family="text">
      <style:text-properties style:text-underline-style="none" fo:font-weight="normal" officeooo:rsid="0102c463" fo:background-color="transparent" style:font-weight-asian="normal" style:font-weight-complex="normal"/>
    </style:style>
    <style:style style:name="T67" style:family="text">
      <style:text-properties style:text-underline-style="none" fo:font-weight="normal" officeooo:rsid="0102d64a" fo:background-color="transparent" style:font-weight-asian="normal" style:font-weight-complex="normal"/>
    </style:style>
    <style:style style:name="T68" style:family="text">
      <style:text-properties style:text-underline-style="none" fo:font-weight="normal" officeooo:rsid="01049c22" fo:background-color="transparent" style:font-weight-asian="normal" style:font-weight-complex="normal"/>
    </style:style>
    <style:style style:name="T69" style:family="text">
      <style:text-properties style:text-underline-style="none" fo:background-color="#eeeeee"/>
    </style:style>
    <style:style style:name="T70" style:family="text">
      <style:text-properties style:text-underline-style="none" fo:background-color="transparent"/>
    </style:style>
    <style:style style:name="T71" style:family="text">
      <style:text-properties style:font-name="Courier" fo:font-weight="normal" officeooo:rsid="004dc907" style:font-weight-asian="normal" style:font-weight-complex="normal"/>
    </style:style>
    <style:style style:name="T72" style:family="text">
      <style:text-properties style:font-name="Courier" fo:font-weight="normal" officeooo:rsid="0121903c" style:font-weight-asian="normal" style:font-weight-complex="normal"/>
    </style:style>
    <style:style style:name="T73" style:family="text">
      <style:text-properties officeooo:rsid="00763e48"/>
    </style:style>
    <style:style style:name="T74" style:family="text">
      <style:text-properties officeooo:rsid="0078f30c"/>
    </style:style>
    <style:style style:name="T75" style:family="text">
      <style:text-properties officeooo:rsid="007996a9"/>
    </style:style>
    <style:style style:name="T76" style:family="text">
      <style:text-properties officeooo:rsid="007cb152"/>
    </style:style>
    <style:style style:name="T77" style:family="text">
      <style:text-properties officeooo:rsid="007d7782"/>
    </style:style>
    <style:style style:name="T78" style:family="text">
      <style:text-properties officeooo:rsid="007deec4"/>
    </style:style>
    <style:style style:name="T79" style:family="text">
      <style:text-properties fo:font-weight="normal" style:font-weight-asian="normal" style:font-weight-complex="normal"/>
    </style:style>
    <style:style style:name="T80" style:family="text">
      <style:text-properties fo:font-weight="normal" officeooo:rsid="00847c21" style:font-weight-asian="normal" style:font-weight-complex="normal"/>
    </style:style>
    <style:style style:name="T81" style:family="text">
      <style:text-properties fo:font-weight="normal" officeooo:rsid="00879646" style:font-weight-asian="normal" style:font-weight-complex="normal"/>
    </style:style>
    <style:style style:name="T82" style:family="text">
      <style:text-properties fo:font-weight="normal" officeooo:rsid="00895de4" style:font-weight-asian="normal" style:font-weight-complex="normal"/>
    </style:style>
    <style:style style:name="T83" style:family="text">
      <style:text-properties fo:font-weight="normal" officeooo:rsid="008b0675" style:font-weight-asian="normal" style:font-weight-complex="normal"/>
    </style:style>
    <style:style style:name="T84" style:family="text">
      <style:text-properties fo:font-weight="normal" officeooo:rsid="008bdaaa" style:font-weight-asian="normal" style:font-weight-complex="normal"/>
    </style:style>
    <style:style style:name="T85" style:family="text">
      <style:text-properties fo:font-weight="normal" officeooo:rsid="00847c21" fo:background-color="#eeeeee" style:font-weight-asian="normal" style:font-weight-complex="normal"/>
    </style:style>
    <style:style style:name="T86" style:family="text">
      <style:text-properties fo:font-weight="normal" officeooo:rsid="00895de4" fo:background-color="#eeeeee" style:font-weight-asian="normal" style:font-weight-complex="normal"/>
    </style:style>
    <style:style style:name="T87" style:family="text">
      <style:text-properties fo:font-weight="normal" officeooo:rsid="00e9e4e6" fo:background-color="transparent" style:font-weight-asian="normal" style:font-weight-complex="normal"/>
    </style:style>
    <style:style style:name="T88" style:family="text">
      <style:text-properties fo:font-weight="normal" officeooo:rsid="00eb9eef" fo:background-color="transparent" style:font-weight-asian="normal" style:font-weight-complex="normal"/>
    </style:style>
    <style:style style:name="T89" style:family="text">
      <style:text-properties officeooo:rsid="0080719a"/>
    </style:style>
    <style:style style:name="T90" style:family="text">
      <style:text-properties style:font-name="Tinos1" officeooo:rsid="001dcc43"/>
    </style:style>
    <style:style style:name="T91" style:family="text">
      <style:text-properties style:font-name="Tinos1" fo:font-weight="bold" officeooo:rsid="001dcc43" style:font-weight-asian="bold" style:font-weight-complex="bold"/>
    </style:style>
    <style:style style:name="T92" style:family="text">
      <style:text-properties style:font-name="Tinos1" fo:font-weight="bold" officeooo:rsid="0109d8bf" fo:background-color="#eeeeee" style:font-weight-asian="bold" style:font-weight-complex="bold"/>
    </style:style>
    <style:style style:name="T93" style:family="text">
      <style:text-properties style:font-name="Tinos1" officeooo:rsid="001dcc43" fo:background-color="#eeeeee"/>
    </style:style>
    <style:style style:name="T94" style:family="text">
      <style:text-properties style:font-name="Tinos1" officeooo:rsid="0109d8bf"/>
    </style:style>
    <style:style style:name="T95" style:family="text">
      <style:text-properties fo:font-size="15pt" fo:font-weight="bold" style:font-size-asian="15pt" style:font-weight-asian="bold" style:font-size-complex="15pt" style:font-weight-complex="bold"/>
    </style:style>
    <style:style style:name="T96" style:family="text">
      <style:text-properties fo:font-size="15pt" fo:font-weight="bold" officeooo:rsid="007266f9" style:font-size-asian="15pt" style:font-weight-asian="bold" style:font-size-complex="15pt" style:font-weight-complex="bold"/>
    </style:style>
    <style:style style:name="T97" style:family="text">
      <style:text-properties fo:background-color="#eeeeee"/>
    </style:style>
    <style:style style:name="T98" style:family="text">
      <style:text-properties officeooo:rsid="006b6da6" fo:background-color="#eeeeee"/>
    </style:style>
    <style:style style:name="T99" style:family="text">
      <style:text-properties officeooo:rsid="00763e48" fo:background-color="#eeeeee"/>
    </style:style>
    <style:style style:name="T100" style:family="text">
      <style:text-properties officeooo:rsid="007d7782" fo:background-color="#eeeeee"/>
    </style:style>
    <style:style style:name="T101" style:family="text">
      <style:text-properties officeooo:rsid="0078f30c" fo:background-color="#eeeeee"/>
    </style:style>
    <style:style style:name="T102" style:family="text">
      <style:text-properties officeooo:rsid="007cb152" fo:background-color="#eeeeee"/>
    </style:style>
    <style:style style:name="T103" style:family="text">
      <style:text-properties officeooo:rsid="006478a5" fo:background-color="#eeeeee"/>
    </style:style>
    <style:style style:name="T104" style:family="text">
      <style:text-properties officeooo:rsid="0080719a" fo:background-color="#eeeeee"/>
    </style:style>
    <style:style style:name="T105" style:family="text">
      <style:text-properties officeooo:rsid="005788f8" fo:background-color="#eeeeee"/>
    </style:style>
    <style:style style:name="T106" style:family="text">
      <style:text-properties officeooo:rsid="00e72901"/>
    </style:style>
    <style:style style:name="T107" style:family="text">
      <style:text-properties officeooo:rsid="00f28b89"/>
    </style:style>
    <style:style style:name="T108" style:family="text">
      <style:text-properties officeooo:rsid="00f37621"/>
    </style:style>
    <style:style style:name="T109" style:family="text">
      <style:text-properties officeooo:rsid="010072c0"/>
    </style:style>
    <style:style style:name="T110" style:family="text">
      <style:text-properties officeooo:rsid="01032dab"/>
    </style:style>
    <style:style style:name="T111" style:family="text">
      <style:text-properties officeooo:rsid="01049c22"/>
    </style:style>
    <style:style style:name="T112" style:family="text">
      <style:text-properties officeooo:rsid="01095cf1"/>
    </style:style>
    <style:style style:name="T113" style:family="text">
      <style:text-properties fo:background-color="transparent"/>
    </style:style>
    <style:style style:name="T114" style:family="text">
      <style:text-properties officeooo:rsid="00e0dc5d" fo:background-color="transparent"/>
    </style:style>
    <style:style style:name="T115" style:family="text">
      <style:text-properties officeooo:rsid="006b6da6" fo:background-color="transparent"/>
    </style:style>
    <style:style style:name="T116" style:family="text">
      <style:text-properties officeooo:rsid="012ad429" fo:background-color="transparent"/>
    </style:style>
    <style:style style:name="T117" style:family="text">
      <style:text-properties officeooo:rsid="012cac1c" fo:background-color="transparent"/>
    </style:style>
    <style:style style:name="T118" style:family="text">
      <style:text-properties officeooo:rsid="013958ce" fo:background-color="transparent"/>
    </style:style>
    <style:style style:name="T119" style:family="text">
      <style:text-properties fo:font-size="14pt" fo:font-weight="bold" style:font-size-asian="14pt" style:font-weight-asian="bold" style:font-size-complex="14pt" style:font-weight-complex="bold"/>
    </style:style>
    <style:style style:name="T120" style:family="text">
      <style:text-properties fo:font-size="14pt" fo:font-weight="bold" officeooo:rsid="007266f9" style:font-size-asian="14pt" style:font-weight-asian="bold" style:font-size-complex="14pt" style:font-weight-complex="bold"/>
    </style:style>
    <style:style style:name="T121" style:family="text">
      <style:text-properties fo:font-size="14pt" fo:font-weight="bold" officeooo:rsid="00ad5411" style:font-size-asian="14pt" style:font-weight-asian="bold" style:font-size-complex="14pt" style:font-weight-complex="bold"/>
    </style:style>
    <style:style style:name="T122" style:family="text">
      <style:text-properties fo:font-size="14pt" fo:font-weight="bold" officeooo:rsid="00ceedcf" style:font-size-asian="14pt" style:font-weight-asian="bold" style:font-size-complex="14pt" style:font-weight-complex="bold"/>
    </style:style>
    <style:style style:name="T123" style:family="text">
      <style:text-properties fo:font-size="14pt" fo:font-weight="bold" officeooo:rsid="00aeef03" style:font-size-asian="14pt" style:font-weight-asian="bold" style:font-size-complex="14pt" style:font-weight-complex="bold"/>
    </style:style>
    <style:style style:name="T124" style:family="text">
      <style:text-properties fo:font-size="14pt" fo:font-weight="bold" officeooo:rsid="00d0aba5" style:font-size-asian="14pt" style:font-weight-asian="bold" style:font-size-complex="14pt" style:font-weight-complex="bold"/>
    </style:style>
    <style:style style:name="T125" style:family="text">
      <style:text-properties fo:font-size="14pt" fo:font-weight="normal" officeooo:rsid="00cf31ec" style:font-size-asian="14pt" style:font-weight-asian="normal" style:font-size-complex="14pt" style:font-weight-complex="normal"/>
    </style:style>
    <style:style style:name="T126" style:family="text">
      <style:text-properties fo:font-size="14pt" fo:font-weight="normal" officeooo:rsid="0096100d" style:font-size-asian="14pt" style:font-weight-asian="normal" style:font-size-complex="14pt" style:font-weight-complex="normal"/>
    </style:style>
    <style:style style:name="T127" style:family="text">
      <style:text-properties fo:font-size="14pt" style:font-size-asian="14pt" style:font-size-complex="14pt"/>
    </style:style>
    <style:style style:name="T128" style:family="text">
      <style:text-properties fo:font-size="14pt" officeooo:rsid="00671651" style:font-size-asian="14pt" style:font-size-complex="14pt"/>
    </style:style>
    <style:style style:name="T129" style:family="text">
      <style:text-properties fo:font-size="14pt" officeooo:rsid="00deb80a" style:font-size-asian="14pt" style:font-size-complex="14pt"/>
    </style:style>
    <style:style style:name="T130" style:family="text">
      <style:text-properties officeooo:rsid="01142659"/>
    </style:style>
    <style:style style:name="T131" style:family="text">
      <style:text-properties officeooo:rsid="011a9efc"/>
    </style:style>
    <style:style style:name="T132" style:family="text">
      <style:text-properties officeooo:rsid="011c3c2f"/>
    </style:style>
    <style:style style:name="T133" style:family="text">
      <style:text-properties officeooo:rsid="0122598c"/>
    </style:style>
    <style:style style:name="T134" style:family="text">
      <style:text-properties officeooo:rsid="0123b6f3"/>
    </style:style>
    <style:style style:name="T135" style:family="text">
      <style:text-properties officeooo:rsid="0134b18f"/>
    </style:style>
    <style:style style:name="T136" style:family="text">
      <style:text-properties officeooo:rsid="011c45f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9">Andrew Proshkin <text:span text:style-name="T107">CV</text:span></text:p>
      <text:p text:style-name="P43"/>
      <text:p text:style-name="P18"><text:span text:style-name="T70"><text:s text:c="4"/></text:span><text:span text:style-name="T69">Email / jabber</text:span><text:span text:style-name="T54"> <text:s text:c="6"/></text:span><text:a xlink:type="simple" xlink:href="mailto:zx80live@gmail.com"><text:span text:style-name="T61">zx80live@gmail.com</text:span></text:a></text:p>
      <text:p text:style-name="P19"><text:s text:c="4"/><text:span text:style-name="T97">Skype</text:span> <text:s text:c="20"/><text:span text:style-name="T79">zx80live</text:span></text:p>
      <text:p text:style-name="P18"><text:span text:style-name="T54"><text:s text:c="4"/></text:span><text:span text:style-name="T69">LinkedIn</text:span><text:span text:style-name="T54"> <text:s text:c="14"/></text:span><text:a xlink:type="simple" xlink:href="https://www.linkedin.com/in/scalajavadev"><text:span text:style-name="T61">https://www.linkedin.com/in/scalajavadev</text:span></text:a></text:p>
      <text:p text:style-name="P20"><text:s text:c="4"/><text:span text:style-name="T40">Location</text:span><text:span text:style-name="T107"> <text:s text:c="15"/>Russia, Penza</text:span></text:p>
      <text:p text:style-name="P21"><text:s text:c="4"/><text:span text:style-name="T41">Education</text:span><text:span text:style-name="T108"> <text:s text:c="12"/>Penza state university, faculty of Computer Science, 1997 – 2002</text:span></text:p>
      <text:p text:style-name="P44">Common skills</text:p>
      <text:p text:style-name="P44"/>
      <text:p text:style-name="P35"><text:s/><text:span text:style-name="T97">Languages that I'm highly experienced in working with: </text:span></text:p>
      <text:p text:style-name="P35"><text:span text:style-name="T71"><text:s text:c="3"/>Java, Scala, Javascript,</text:span><text:span text:style-name="T72">Regex</text:span></text:p>
      <text:p text:style-name="P23"><text:span text:style-name="T15"><text:s/></text:span><text:span text:style-name="T25">Languages that I'm familiar with</text:span><text:span text:style-name="T97">:</text:span> </text:p>
      <text:p text:style-name="P37"><text:s text:c="3"/>Common Lisp, Clojure, Haskell, <text:span text:style-name="T136">Groovy,</text:span> C++, C, Assembler x86</text:p>
      <text:p text:style-name="P32"><text:span text:style-name="T15"><text:s/></text:span><text:span text:style-name="T25">English</text:span><text:span text:style-name="T97">:</text:span> <text:span text:style-name="T90">pre-intermediate </text:span><text:span text:style-name="T91"><text:s/></text:span><text:span text:style-name="T92">German</text:span><text:span text:style-name="T93">:</text:span><text:span text:style-name="T90"> </text:span><text:span text:style-name="T94">beginner</text:span></text:p>
      <text:p text:style-name="P25"><text:span text:style-name="T15"><text:s/></text:span><text:span text:style-name="T25">Methodologies</text:span><text:span text:style-name="T97">:</text:span> OOP, <text:span text:style-name="T132">f</text:span>unctional programming, generative programming, <text:span text:style-name="T11">continuous integration, </text:span></text:p>
      <text:p text:style-name="P31"><text:s text:c="27"/>lean software development, Scrum, <text:span text:style-name="T134">TDD, REST, Reactive design patterns</text:span></text:p>
      <text:p text:style-name="P24"><text:span text:style-name="T15"><text:s/></text:span><text:span text:style-name="T25">Math concepts</text:span><text:span text:style-name="T97">:</text:span> graph theory, automata <text:span text:style-name="T1">theory</text:span>, lambda <text:span text:style-name="T10">calculus</text:span></text:p>
      <text:p text:style-name="P36"><text:span text:style-name="T15"><text:s/></text:span><text:span text:style-name="T25">SCM</text:span><text:span text:style-name="T97">:</text:span> Git <text:span text:style-name="T135">(prefer </text:span><text:a xlink:type="simple" xlink:href="http://nvie.com/files/Git-branching-model.pdf"><text:span text:style-name="T135">http://nvie.com/files/Git-branching-model.pdf</text:span></text:a><text:span text:style-name="T135">)</text:span>, Subversion</text:p>
      <text:p text:style-name="P26"><text:span text:style-name="T15"><text:s/></text:span><text:span text:style-name="T25">IDE, Tools</text:span><text:span text:style-name="T97">:</text:span> Eclipse (<text:span text:style-name="T2">prefferrable</text:span>), Idea, <text:span text:style-name="T2">Netbeans, Ant, Maven, SBT (0.13.x)</text:span></text:p>
      <text:p text:style-name="P27"><text:span text:style-name="T15"><text:s/></text:span><text:span text:style-name="T25">Planning</text:span><text:span text:style-name="T97">:</text:span> JIRA, Unfuddle, AgileZen, YouTrack</text:p>
      <text:p text:style-name="P28"><text:span text:style-name="T15"><text:s/></text:span><text:span text:style-name="T25">CI</text:span><text:span text:style-name="T97">:</text:span> Hudson, Cruise control</text:p>
      <text:p text:style-name="P29"><text:span text:style-name="T55"><text:s/></text:span><text:span text:style-name="T56">Database</text:span><text:span text:style-name="T97">:</text:span> PostgreSQL, <text:span text:style-name="T131">H2, </text:span>MySQL, Firebird, HSQLDB, <text:span text:style-name="T75">MongoDB, Redis</text:span></text:p>
      <text:p text:style-name="P33"><text:span text:style-name="T16"><text:s/></text:span><text:span text:style-name="T26">OS</text:span><text:span text:style-name="T98">:</text:span><text:span text:style-name="T53"> Linux (OpenSuse, Mint, Ubuntu) </text:span></text:p>
      <text:p text:style-name="P34"><text:span text:style-name="T52"><text:s/></text:span><text:span text:style-name="T46">other</text:span><text:span text:style-name="T98">:</text:span><text:span text:style-name="T115"> </text:span><text:span text:style-name="T117">n</text:span><text:span text:style-name="T116">ginx (load balancing), Tomcat clustering</text:span></text:p>
      <text:p text:style-name="P47"><text:span text:style-name="T120">B</text:span><text:span text:style-name="T119">ackend - Scala stack</text:span><text:span text:style-name="T121"> </text:span><text:span text:style-name="T122">(</text:span><text:span text:style-name="T125">experience </text:span><text:span text:style-name="T126">1,5 year</text:span><text:span text:style-name="T122">)</text:span></text:p>
      <text:p text:style-name="P40"/>
      <text:p text:style-name="P1"><text:span text:style-name="T18"><text:s text:c="4"/></text:span><text:span text:style-name="T27">language level</text:span><text:span text:style-name="T99">:</text:span><text:span text:style-name="T73"> 2.11.x</text:span></text:p>
      <text:p text:style-name="P49"><text:span text:style-name="T20"><text:s text:c="4"/></text:span><text:span text:style-name="T28">language concepts</text:span><text:span text:style-name="T100">:</text:span><text:span text:style-name="T77"> collections, pattern matching, implicits, FP-features (immutable, <text:s/>combinators, <text:s/></text:span></text:p>
      <text:p text:style-name="P50"><text:s text:c="37"/>currying, partial, lambdas, tail recursion), type variance, string interpolators, </text:p>
      <text:p text:style-name="P50"><text:s text:c="37"/>structural types, futures</text:p>
      <text:p text:style-name="P8"><text:span text:style-name="T19"><text:s text:c="4"/></text:span><text:span text:style-name="T29">web</text:span><text:span text:style-name="T101">:</text:span><text:span text:style-name="T74"> </text:span>Playframework <text:span text:style-name="T13">(2.x)</text:span>, Xitrum, <text:span text:style-name="T78">Spray.io, Web-sockets</text:span></text:p>
      <text:p text:style-name="P9"><text:span text:style-name="T19"><text:s text:c="4"/></text:span><text:span text:style-name="T45">search</text:span><text:span text:style-name="T101">:</text:span><text:span text:style-name="T74"> Elastic Search</text:span></text:p>
      <text:p text:style-name="P10"><text:span text:style-name="T19"><text:s text:c="4"/></text:span><text:span text:style-name="T29">database</text:span><text:span text:style-name="T101">:</text:span><text:span text:style-name="T74"> Slick 2.1 (prefferable), Casbah (MongoDB), ScalikeJDBC, Squeryl, Anorm, EBeans</text:span></text:p>
      <text:p text:style-name="P8"><text:span text:style-name="T21"><text:s text:c="4"/></text:span><text:span text:style-name="T30">concurrent</text:span><text:span text:style-name="T102">:</text:span><text:span text:style-name="T76"> Akka, Futures</text:span></text:p>
      <text:p text:style-name="P8"><text:span text:style-name="T23"><text:s text:c="4"/></text:span><text:span text:style-name="T31">testing</text:span><text:span text:style-name="T85">:</text:span><text:span text:style-name="T80"> scalatest, </text:span><text:span text:style-name="T81">scalacheck, spec</text:span></text:p>
      <text:p text:style-name="P8"><text:span text:style-name="T81"><text:s text:c="4"/></text:span><text:span text:style-name="T42">tools</text:span><text:span text:style-name="T86">:</text:span><text:span text:style-name="T82"> SBT (manage dependencies, user-tasks, publishing to repositories), </text:span><text:span text:style-name="T84">S</text:span><text:span text:style-name="T83">cala-REPL</text:span></text:p>
      <text:p text:style-name="P48"><text:span text:style-name="T123">Backend - </text:span><text:span text:style-name="T119">Java stack </text:span><text:span text:style-name="T124">(</text:span><text:span text:style-name="T128">experience 10 years</text:span><text:span text:style-name="T124">)</text:span></text:p>
      <text:p text:style-name="P41"/>
      <text:p text:style-name="P1"><text:span text:style-name="T17"><text:s text:c="4"/></text:span><text:span text:style-name="T32">language level</text:span><text:span text:style-name="T103">:</text:span><text:span text:style-name="T14"> Java 7, 8</text:span></text:p>
      <text:p text:style-name="P1"><text:span text:style-name="T22"><text:s text:c="4"/></text:span><text:span text:style-name="T33">API</text:span><text:span text:style-name="T104">:</text:span><text:span text:style-name="T89"> collections, NIO, concurrency, reflection, dynamic proxy, in-memory compilation, etc</text:span></text:p>
      <text:p text:style-name="P5"><text:span text:style-name="T20"><text:s text:c="4"/></text:span><text:span text:style-name="T28">frameworks, </text:span><text:span text:style-name="T47">libs, specs</text:span><text:span text:style-name="T100">:</text:span><text:span text:style-name="T77"> Springframework (3.x / 4.x): IOC, Security, MVC, transactions, </text:span></text:p>
      <text:p text:style-name="P22"><text:s text:c="27"/>JSR-303 etc.; Playframework (Java), <text:s/>Hibernate (core, HQL, search), Lucene, Quartz,</text:p>
      <text:p text:style-name="P22"><text:s text:c="27"/>Apache commons, WS, Akka, Jackson, ehcache</text:p>
      <text:p text:style-name="P4"><text:span text:style-name="T20"><text:s text:c="4"/></text:span><text:span text:style-name="T44">additional languages</text:span><text:span text:style-name="T100">:</text:span><text:span text:style-name="T77"> XML, JSPX, JSON, YAML</text:span></text:p>
      <text:p text:style-name="P2"><text:span text:style-name="T20"><text:s text:c="4"/></text:span><text:span text:style-name="T43">testing</text:span><text:span text:style-name="T100">:</text:span><text:span text:style-name="T77"> JUnit, Unitils (transactional testing infrastructure, data sets), TestNG, Spring-test</text:span></text:p>
      <text:p text:style-name="P3"><text:span text:style-name="T20"><text:s text:c="4"/></text:span><text:span text:style-name="T43">tools</text:span><text:span text:style-name="T100">:</text:span><text:span text:style-name="T77"> JProfiler, Maven3, Ant, Liquibase</text:span></text:p>
      <text:p text:style-name="P2"><text:span text:style-name="T20"><text:s text:c="4"/></text:span><text:span text:style-name="T43">app-servers</text:span><text:span text:style-name="T100">:</text:span><text:span text:style-name="T77"> Tomcat, GlassFish, Jetty</text:span></text:p>
      <text:p text:style-name="P45"><text:soft-page-break/><text:span text:style-name="T96">F</text:span><text:span text:style-name="T95">rontend</text:span></text:p>
      <text:p text:style-name="P46"/>
      <text:p text:style-name="P13"><text:span text:style-name="T24"><text:s text:c="4"/></text:span><text:span text:style-name="T34">languages</text:span><text:span text:style-name="T105">:</text:span><text:span text:style-name="T12"> </text:span>Javascript, HTML5, CSS3, <text:span text:style-name="T130">LESS, CoffeeScript, ClojureScript, ScalaScript</text:span></text:p>
      <text:p text:style-name="P13"><text:span text:style-name="T24"><text:s text:c="4"/></text:span><text:span text:style-name="T34">frameworks</text:span><text:span text:style-name="T105">:</text:span><text:span text:style-name="T12"> Jquery, JQueryUI, Prototype, Isogenic engine, Knockout, Bootstrap3</text:span></text:p>
      <text:p text:style-name="P13"><text:span text:style-name="T24"><text:s text:c="4"/></text:span><text:span text:style-name="T34">tools</text:span><text:span text:style-name="T105">:</text:span><text:span text:style-name="T12"> Grunt, JsLint</text:span></text:p>
      <text:p text:style-name="P64"><text:span text:style-name="T129">Last projects</text:span><text:span text:style-name="T127">:</text:span></text:p>
      <text:p text:style-name="P62"/>
      <text:p text:style-name="P38"><text:span text:style-name="T49"><text:s text:c="4"/></text:span><text:span text:style-name="T38">2013 – 2014, Project '</text:span><text:span text:style-name="T39">Console c</text:span><text:span text:style-name="T38">ard game crazy eights'</text:span><text:span text:style-name="T87">:</text:span><text:span text:style-name="T50"> </text:span><text:span text:style-name="T88">based on</text:span><text:span text:style-name="T51"> </text:span><text:span text:style-name="T63">Scala stack – akka actors, AI.</text:span></text:p>
      <text:p text:style-name="P56"><text:span text:style-name="T63"><text:s text:c="4"/></text:span><text:span text:style-name="T58">2014, Project 'Leverage expertise'</text:span><text:span text:style-name="T64">: </text:span></text:p>
      <text:p text:style-name="P56"><text:span text:style-name="T64"><text:s text:c="16"/></text:span><text:span text:style-name="T65">based on </text:span><text:span text:style-name="T64">Scala stack – Playframework, Slick, MongoDB</text:span></text:p>
      <text:p text:style-name="P54"><text:span text:style-name="T64"><text:s text:c="4"/></text:span><text:span text:style-name="T59">2014, Project 'Security module for Playframework'</text:span><text:span text:style-name="T65">: based on Scala stack – Playframework, Slick</text:span></text:p>
      <text:p text:style-name="P55"><text:span text:style-name="T64"><text:s text:c="4"/></text:span><text:span text:style-name="T59">2014, Project 'Remote API for Longman/Lingvo Dictionary, Yandex translator'</text:span><text:span text:style-name="T65">: </text:span></text:p>
      <text:p text:style-name="P58"><text:s text:c="16"/>based on Scala stack – spray JSON, jsoup, net.databinder.dispatch</text:p>
      <text:p text:style-name="P54"><text:span text:style-name="T49"><text:s text:c="4"/></text:span><text:span text:style-name="T35">2009 – 2013, </text:span><text:span text:style-name="T36">Fernando systems. </text:span><text:span text:style-name="T25">Social network </text:span><text:a xlink:type="simple" xlink:href="http://charlaremos.com/"><text:span text:style-name="T25">http://charlaremos.com</text:span></text:a><text:span text:style-name="T25">:</text:span><text:span text:style-name="T48"> </text:span></text:p>
      <text:p text:style-name="P53"><text:span text:style-name="T60"><text:s text:c="6"/></text:span><text:span text:style-name="T62">Design and development (back-end and front-end): architecture, core API and modules, database <text:s/></text:span></text:p>
      <text:p text:style-name="P59"><text:s text:c="6"/>model; task planning; testing infrastructure; continuous integration; </text:p>
      <text:p text:style-name="P59"><text:s text:c="6"/><text:span text:style-name="T109">Java stack: Springframework (MVC, security, IOC, transactions, etc), Hibernate, Hibernate search</text:span></text:p>
      <text:p text:style-name="P59"><text:s text:c="6"/><text:span text:style-name="T109">Frontend: jQuery, Bootstrap, Prototype, GWT</text:span></text:p>
      <text:p text:style-name="P57"><text:span text:style-name="T60"><text:s text:c="4"/></text:span><text:span text:style-name="T56">2013, </text:span><text:span text:style-name="T57">Fernando systems. </text:span><text:span text:style-name="T56">Race game front-end </text:span><text:a xlink:type="simple" xlink:href="http://ageofclones.com/"><text:span text:style-name="T25">http://ageofclones.com</text:span></text:a><text:span text:style-name="T56">:</text:span><text:span text:style-name="T60"> </text:span></text:p>
      <text:p text:style-name="P57"><text:span text:style-name="T60"><text:s text:c="6"/></text:span><text:span text:style-name="T62">Pig race game front-end based on isometric engine</text:span></text:p>
      <text:p text:style-name="P57"><text:span text:style-name="T62"><text:s text:c="6"/></text:span><text:span text:style-name="T66">Frontend: jQuery, pure </text:span><text:span text:style-name="T67">OOP/Functional</text:span><text:span text:style-name="T66"> Javascript, </text:span><text:span text:style-name="T68">Isogenic engine, physic modeling, HTML5</text:span></text:p>
      <text:p text:style-name="P16"><text:s text:c="4"/><text:span text:style-name="T25">200</text:span><text:span text:style-name="T37">7 – 2008, HeadHunter:Penza. Project </text:span><text:a xlink:type="simple" xlink:href="http://livehh.ru/"><text:span text:style-name="T25">http://livehh.ru</text:span></text:a> - <text:span text:style-name="T106">worked in team</text:span></text:p>
      <text:p text:style-name="P16"><text:s text:c="6"/><text:span text:style-name="T110">Java stack: Springframework (MVC, WebFlow, Security), Hibernate</text:span></text:p>
      <text:p text:style-name="P16"><text:s text:c="6"/><text:span text:style-name="T110">In addition: Tomcat clustering</text:span></text:p>
      <text:p text:style-name="P16"><text:span text:style-name="T106"><text:s text:c="4"/></text:span><text:span text:style-name="T37">2008, HeadHunter:Penza, Project </text:span><text:a xlink:type="simple" xlink:href="http://career.ru/"><text:span text:style-name="T37">http://career.ru</text:span></text:a><text:span text:style-name="T106"> - worked in team</text:span></text:p>
      <text:p text:style-name="P16"><text:s text:c="6"/><text:span text:style-name="T111">Java stack: Liferay portal</text:span></text:p>
      <text:p text:style-name="P16"/>
      <text:p text:style-name="P42">About</text:p>
      <text:p text:style-name="P42"/>
      <text:p text:style-name="P15"><text:span text:style-name="T15"><text:s text:c="4"/></text:span><text:span text:style-name="T25">I can</text:span><text:span text:style-name="T97">:</text:span> <text:span text:style-name="T7">- develop complex systems</text:span></text:p>
      <text:p text:style-name="P11"><text:s text:c="15"/>- read and understand legacy code, optimize <text:span text:style-name="T9">it</text:span> <text:span text:style-name="T8">and</text:span> perform refactoring</text:p>
      <text:p text:style-name="P51"><text:span text:style-name="T15"><text:s text:c="4"/></text:span><text:span text:style-name="T25">The principles that I prefer to follow in programming</text:span><text:span text:style-name="T97">:</text:span> <text:span text:style-name="T3"><text:s text:c="4"/></text:span></text:p>
      <text:p text:style-name="P52"><text:s text:c="8"/>- nothing is impossible</text:p>
      <text:p text:style-name="P52"><text:s text:c="8"/>- any task can be completed</text:p>
      <text:p text:style-name="P6"><text:s text:c="8"/>- <text:span text:style-name="T4">a reliable code equals a simple code (Unix way, KISS)</text:span></text:p>
      <text:p text:style-name="P7"><text:s text:c="8"/>- keep up with the latest technologies <text:span text:style-name="T5">and trends in programming</text:span></text:p>
      <text:p text:style-name="P7"><text:s text:c="8"/>- <text:span text:style-name="T6">pick up good ideas from other programming languages and methodologies</text:span></text:p>
      <text:p text:style-name="P12"><text:span text:style-name="T15"><text:s text:c="4"/></text:span><text:span text:style-name="T25">The books I've read lately</text:span><text:span text:style-name="T97">:</text:span> </text:p>
      <text:p text:style-name="P12"><text:s text:c="8"/><text:span text:style-name="T133">Java 8 Lambdas. Richard Warburton. O'Relly 2014.</text:span></text:p>
      <text:p text:style-name="P14"><text:s text:c="8"/>Play for Scala. Peter Hilton. Manning Publications <text:s/>2014.</text:p>
      <text:p text:style-name="P17"><text:s text:c="8"/>Scala in Action, Nilanjan Raychaudhuri. Manning Publications 2013.</text:p>
      <text:p text:style-name="P30"><text:s text:c="5"/>Scala design patterns. John Hunt. <text:s/>Springer International <text:s text:c="2"/>Publishing Switzerland 2013.</text:p>
      <text:p text:style-name="P30"/>
      <text:p text:style-name="P65"><text:span text:style-name="T112">Additional information</text:span>:</text:p>
      <text:p text:style-name="P63"/>
      <text:p text:style-name="P60"><text:span text:style-name="T114">S</text:span><text:span text:style-name="T113">alary expectation: from </text:span><text:span text:style-name="T118">1700</text:span><text:span text:style-name="T113"> </text:span><text:span text:style-name="T118">EUR</text:span></text:p>
      <text:p text:style-name="P61">Working time expectation: 7 hours a day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" svg:font-family="Courier" style:font-family-generic="modern" style:font-pitch="fixed"/>
    <style:font-face style:name="Tinos1" svg:font-family="Tinos" style:font-pitch="variable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nos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nos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mo" fo:font-family="Arimo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25T22:31:26.997340554</meta:creation-date>
    <meta:generator>LibreOffice/4.1.6.2$Linux_X86_64 LibreOffice_project/410m0$Build-2</meta:generator>
    <dc:date>2014-10-06T13:29:14.799754952</dc:date>
    <meta:editing-duration>PT3H34M37S</meta:editing-duration>
    <meta:editing-cycles>299</meta:editing-cycles>
    <meta:document-statistic meta:table-count="0" meta:image-count="0" meta:object-count="0" meta:page-count="2" meta:paragraph-count="84" meta:word-count="561" meta:character-count="4990" meta:non-whitespace-character-count="3931"/>
  </office:meta>
</office:document-meta>
</file>